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737" officeooo:paragraph-rsid="000c9737"/>
    </style:style>
    <style:style style:name="P2" style:family="paragraph" style:parent-style-name="Standard">
      <style:text-properties fo:font-size="12pt" officeooo:rsid="000c9737" officeooo:paragraph-rsid="000c9737" fo:background-color="#ffff00" style:font-size-asian="12pt" style:font-size-complex="12pt"/>
    </style:style>
    <style:style style:name="P3" style:family="paragraph" style:parent-style-name="Standard">
      <style:text-properties fo:font-size="12pt" officeooo:rsid="000c9737" officeooo:paragraph-rsid="000c9737" fo:background-color="#ffffff" style:font-size-asian="12pt" style:font-size-complex="12pt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iltrado</text:p>
      <text:p text:style-name="P1">2. Functional classes</text:p>
      <text:p text:style-name="P2"><text:span text:style-name="T2"><text:tab/>KEGG ¿?</text:span></text:p>
      <text:p text:style-name="P1">3. d<text:span text:style-name="T2">N/dS <text:s/></text:span><text:span text:style-name="T1">human and mouse orthologues.</text:span></text:p>
      <text:p text:style-name="P2"><text:a xlink:type="simple" xlink:href="http://www.ensembl.org/biomart/"><text:span text:style-name="T2">www.ensembl.org/biomart/</text:span></text:a></text:p>
      <text:p text:style-name="P2"><text:span text:style-name="T2"><text:tab/>3.1 Filtrado por 0 &lt; dS &lt; 2 &amp; dN &lt; 2</text:span></text:p>
      <text:p text:style-name="P2"><text:span text:style-name="T2"><text:tab/>3.2 Comparar distribución de velocidades de substitución</text:span></text:p>
      <text:p text:style-name="P2"><text:span text:style-name="T2"><text:tab/>3.3 ¿Explicación?</text:span></text:p>
      <text:p text:style-name="P2"/>
      <text:p text:style-name="P3">4. Genes no codificantes. ¿Porcentaje? ¿Tienen características diferentes? (longitud de transcrito, nivel de expresió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8:48:02.355443160</meta:creation-date>
    <dc:date>2014-11-12T18:54:05.416044765</dc:date>
    <meta:editing-duration>P0D</meta:editing-duration>
    <meta:editing-cycles>1</meta:editing-cycles>
    <meta:document-statistic meta:table-count="0" meta:image-count="0" meta:object-count="0" meta:page-count="1" meta:paragraph-count="9" meta:word-count="49" meta:character-count="333" meta:non-whitespace-character-count="288"/>
    <meta:generator>LibreOffice/4.2.7.2$Linux_X86_64 LibreOffice_project/420m0$Build-2</meta:generator>
  </office:meta>
</office:document-meta>
</file>